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0000000427E1AEF2B.png"/>
  <manifest:file-entry manifest:media-type="image/png" manifest:full-path="Pictures/10000000000000200000002000309F1C.png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5" style:family="graphic" style:parent-style-name="standard">
      <style:graphic-properties draw:stroke="solid" svg:stroke-width="0cm" draw:marker-start-width="0.305cm" draw:marker-end-width="0.305cm" draw:textarea-horizontal-align="center" draw:textarea-vertical-align="middle" fo:padding-top="0.074cm" fo:padding-bottom="0.074cm" fo:padding-left="0.199cm" fo:padding-right="0.199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outline1">
      <style:graphic-properties fo:min-height="13.6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margin-left="0cm" fo:margin-right="0cm" fo:text-indent="0cm"/>
      <style:text-properties fo:font-family="Verdan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left="0cm" fo:margin-right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center"/>
    </style:style>
    <style:style style:name="P8" style:family="paragraph">
      <style:text-properties fo:font-family="Verdana" style:font-family-generic="swiss" style:font-pitch="variable" fo:font-size="26pt" style:font-size-asian="26pt" style:font-size-complex="26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text-properties fo:font-family="Verdana" style:font-family-generic="swiss" style:font-pitch="variable" fo:font-size="14pt" style:font-size-asian="14pt" style:font-size-complex="14pt"/>
    </style:style>
    <style:style style:name="T1" style:family="text">
      <style:text-properties fo:font-size="36pt" fo:language="es" fo:country="ES" fo:font-weight="bold" style:font-size-asian="36pt" style:font-weight-asian="bold" style:font-size-complex="3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family="Verdan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family="Verdana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family="Verdana" style:font-family-generic="swiss" style:font-pitch="variable" fo:font-size="26pt" style:font-size-asian="26pt" style:font-size-complex="26pt"/>
    </style:style>
    <style:style style:name="T7" style:family="text">
      <style:text-properties fo:font-family="Verdana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5.4cm" svg:height="5.168cm" svg:x="1.27cm" svg:y="7.62cm">
          <draw:text-box>
            <text:p text:style-name="P1"><text:span text:style-name="T1">Exercise:</text:span></text:p>
            <text:p text:style-name="P1"><text:span text:style-name="T1">Why Should I Care What Color the BikeShed is?</text:span></text:p>
          </draw:text-box>
        </draw:frame>
        <draw:frame draw:style-name="gr2" draw:text-style-name="P4" draw:layer="layout" svg:width="6.869cm" svg:height="2.54cm" svg:x="16.51cm" svg:y="17.78cm">
          <draw:text-box>
            <text:p text:style-name="P3"><text:span text:style-name="T2">Teo Romera @teoromera</text:span></text:p>
            <text:p text:style-name="P3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5" draw:layer="layout" svg:width="24.765cm" svg:height="1.369cm" svg:x="1.27cm" svg:y="5.08cm">
          <draw:text-box>
            <text:p text:style-name="P3"><text:span text:style-name="T3">A Bike Shed</text:span></text:p>
          </draw:text-box>
        </draw:frame>
        <draw:frame draw:style-name="gr4" draw:text-style-name="P6" draw:layer="layout" svg:width="25.399cm" svg:height="12.704cm" svg:x="1.271cm" svg:y="6.981cm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5"/></text:p>
          </draw:text-box>
        </draw:frame>
        <draw:line draw:style-name="gr5" draw:text-style-name="P7" draw:layer="layout" svg:x1="1.27cm" svg:y1="6.35cm" svg:x2="16.51cm" svg:y2="6.35cm">
          <text:p/>
        </draw:line>
        <draw:frame presentation:style-name="pr2" draw:text-style-name="P8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6"><text:a xlink:href="http://bikeshed.org/">Http://bikeshed.org</text:a></text:span></text:p>
              </text:list-item>
              <text:list-item>
                <text:p><text:span text:style-name="T6">Read the text</text:span></text:p>
              </text:list-item>
              <text:list-item>
                <text:p><text:span text:style-name="T6">Form groups</text:span></text:p>
              </text:list-item>
              <text:list-item>
                <text:p><text:span text:style-name="T6">Have internal discussions</text:span></text:p>
              </text:list-item>
              <text:list-item>
                <text:p><text:span text:style-name="T6">Answer the following question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5" draw:layer="layout" svg:width="24.765cm" svg:height="1.369cm" svg:x="1.27cm" svg:y="5.08cm">
          <draw:text-box>
            <text:p text:style-name="P3"><text:span text:style-name="T3">Questions</text:span></text:p>
          </draw:text-box>
        </draw:frame>
        <draw:frame draw:style-name="gr6" draw:text-style-name="P6" draw:layer="layout" svg:width="25.399cm" svg:height="12.704cm" svg:x="1.271cm" svg:y="6.981cm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5"/></text:p>
          </draw:text-box>
        </draw:frame>
        <draw:line draw:style-name="gr5" draw:text-style-name="P7" draw:layer="layout" svg:x1="1.27cm" svg:y1="6.35cm" svg:x2="16.51cm" svg:y2="6.35cm">
          <text:p/>
        </draw:line>
        <draw:frame presentation:style-name="pr2" draw:text-style-name="P10" draw:layer="layout" svg:width="25.199cm" svg:height="11.789cm" svg:x="1.471cm" svg:y="6.985cm" presentation:class="outline" presentation:user-transformed="true">
          <draw:text-box>
            <text:list text:style-name="L2">
              <text:list-item>
                <text:p><text:span text:style-name="T7">Who is Poul-Henning Kamp?</text:span></text:p>
              </text:list-item>
              <text:list-item>
                <text:p><text:span text:style-name="T7">Do yo think he may be well considered in the community?</text:span></text:p>
              </text:list-item>
              <text:list-item>
                <text:p><text:span text:style-name="T7">What was the problem debated? (trick question)</text:span></text:p>
              </text:list-item>
              <text:list-item>
                <text:p><text:span text:style-name="T7">Who was C. Northcote Parkinsons?</text:span></text:p>
              </text:list-item>
              <text:list-item>
                <text:p><text:span text:style-name="T7">Was his book serious?</text:span></text:p>
              </text:list-item>
              <text:list-item>
                <text:p><text:span text:style-name="T7">What is the key idea of the bikeshed concept?</text:span></text:p>
              </text:list-item>
              <text:list-item>
                <text:p><text:span text:style-name="T7">Why do you think bikeshedding happens?</text:span></text:p>
              </text:list-item>
              <text:list-item>
                <text:p><text:span text:style-name="T7">What do you think about the pop-up windows, Poul-Henning suggests?</text:span></text:p>
              </text:list-item>
              <text:list-item>
                <text:p><text:span text:style-name="T7">Poul-Henning says he does not have a suggestion to stop this, but actually gives some nice advice. What is it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otted_20__28_var_29_" svg:stroke-width="0cm" svg:stroke-color="#c0c0c0" draw:marker-start-width="0.305cm" draw:marker-start-center="false" draw:marker-end-width="0.305cm" draw:marker-end-center="false" draw:fill="solid" draw:fill-color="#0066cc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family="'Bitstream Vera Sans'" style:font-family-generic="swiss" style:font-pitch="variable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Bitstream Vera Sans'" style:font-family-generic="swiss" style:font-pitch="variable" fo:font-weight="bold" style:font-weight-asian="bold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4" draw:layer="backgroundobjects" svg:width="8.889cm" svg:height="1.745cm" svg:x="1.271cm" svg:y="0.795cm">
        <draw:image xlink:href="Pictures/1000000000000150000000427E1AEF2B.png" xlink:type="simple" xlink:show="embed" xlink:actuate="onLoad">
          <text:p/>
        </draw:image>
      </draw:frame>
      <draw:frame draw:style-name="Mgr3" draw:text-style-name="MP4" draw:layer="backgroundobjects" svg:width="3.103cm" svg:height="1.092cm" svg:x="1.27cm" svg:y="19.228cm">
        <draw:image xlink:href="Pictures/10000201000000580000001F516347EA.png" xlink:type="simple" xlink:show="embed" xlink:actuate="onLoad">
          <text:p/>
        </draw:image>
      </draw:frame>
      <draw:frame draw:style-name="Mgr4" draw:text-style-name="MP6" draw:layer="backgroundobjects" svg:width="9.337cm" svg:height="0.988cm" svg:x="17.333cm" svg:y="0.917cm">
        <draw:text-box>
          <text:p text:style-name="MP5"><text:span text:style-name="MT2">Master on Free Software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initial-creator>pcoca </meta:initial-creator>
    <meta:creation-date>2009-11-05T16:02:25</meta:creation-date>
    <dc:creator>Teo Romera</dc:creator>
    <dc:date>2011-02-14T12:10:47</dc:date>
    <meta:editing-cycles>70</meta:editing-cycles>
    <meta:editing-duration>PT24H15M33S</meta:editing-duration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